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writing-mode="lr-tb"/>
      <style:text-properties fo:language="en" fo:country="US" officeooo:paragraph-rsid="0002134b"/>
    </style:style>
    <style:style style:name="P2" style:family="paragraph" style:parent-style-name="Heading_20_3">
      <style:paragraph-properties fo:line-height="115%" fo:break-before="auto" fo:break-after="auto" style:writing-mode="lr-tb"/>
      <style:text-properties fo:language="en" fo:country="US" officeooo:paragraph-rsid="000213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0">Vision</text:h>
      <text:p text:style-name="P1">Every player is granted vision over nearby enemies. This vision consists of a sphere, the player can see through walls inside this sphere. This is motivated by that the players should be able to identify nearby players by sounds and so forth. Having the player vision limited only by a sphere also removes time consuming aspects. Having the vision limited by the server is required to ensure that the player does not grant himself illicit vision of the area. This would unfortunately increase the strain on the server, which would already be under heavier loads since everything is server si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6:09:44.880000000</meta:creation-date>
    <dc:date>2014-05-20T16:10:24.635000000</dc:date>
    <meta:editing-duration>P0D</meta:editing-duration>
    <meta:editing-cycles>1</meta:editing-cycles>
    <meta:document-statistic meta:table-count="0" meta:image-count="0" meta:object-count="0" meta:page-count="1" meta:paragraph-count="2" meta:word-count="101" meta:character-count="601" meta:non-whitespace-character-count="502"/>
    <meta:generator>LibreOffice/4.2.3.3$Windows_x86 LibreOffice_project/882f8a0a489bc99a9e60c7905a60226254cb6ff0</meta:generator>
  </office:meta>
</office:document-meta>
</file>